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moder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46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0.398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0.6693in"/>
    </style:style>
    <style:style style:name="co6" style:family="table-column">
      <style:table-column-properties fo:break-before="auto" style:column-width="1.0154in"/>
    </style:style>
    <style:style style:name="co7" style:family="table-column">
      <style:table-column-properties fo:break-before="auto" style:column-width="5.38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4.9311in"/>
    </style:style>
    <style:style style:name="ro1" style:family="table-row">
      <style:table-row-properties style:row-height="0.8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ta1" style:family="table" style:master-page-name="PageStyle_5f_Export_20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style:font-name="Droid Sans Mono" fo:font-size="12pt" style:font-size-asian="12pt" style:font-size-complex="12pt"/>
    </style:style>
    <style:style style:name="ce5" style:family="table-cell" style:parent-style-name="Default">
      <style:text-properties style:font-name="Droid Sans Mono" fo:font-size="12pt" style:font-size-asian="12pt" style:font-size-complex="12pt"/>
    </style:style>
    <style:style style:name="ce6" style:family="table-cell" style:parent-style-name="Default" style:data-style-name="N100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roid Sans Mono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  <style:text-properties style:font-name="Droid Sans Mono" fo:font-size="12pt" style:font-size-asian="12pt" style:font-size-complex="12pt"/>
    </style:style>
    <style:style style:name="ce12" style:family="table-cell" style:parent-style-name="Default" style:data-style-name="N10130">
      <style:table-cell-properties style:rotation-align="none"/>
      <style:text-properties style:font-name="Droid Sans Mono"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wrap-option="wrap"/>
      <style:text-properties style:font-name="Droid Sans Mono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transparent"/>
      <style:text-properties fo:color="#c9211e" style:font-name="Droid Sans Mono" fo:font-size="12pt" style:font-size-asian="12pt" style:font-size-complex="12pt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fo:color="#c9211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Droid Sans Mono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BO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4" table:default-cell-style-name="ce11"/>
        <table:table-column table:style-name="co5" table:default-cell-style-name="ce5"/>
        <table:table-column table:style-name="co6" table:default-cell-style-name="ce5"/>
        <table:table-column table:style-name="co5" table:default-cell-style-name="ce5"/>
        <table:table-column table:style-name="co7" table:default-cell-style-name="ce15"/>
        <table:table-column table:style-name="co5" table:number-columns-repeated="54" table:default-cell-style-name="ce5"/>
        <table:table-column table:style-name="co8" table:number-columns-repeated="2" table:default-cell-style-name="ce5"/>
        <table:table-column table:style-name="co8" table:number-columns-repeated="960" table:default-cell-style-name="Default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2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2">Note:all extrusion dimensions start at the left end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01</text:p>
          </table:table-cell>
          <table:table-cell table:style-name="ce2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36 Left; 7036 Right</text:p>
          </table:table-cell>
          <table:table-cell table:style-name="Default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4">
          <table:table-cell table:style-name="ce4" office:value-type="string" calcext:value-type="string">
            <text:p>E9230303</text:p>
          </table:table-cell>
          <table:table-cell table:style-name="ce4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.500" Left; 7051 in S @ 1.500" Left; 7051 in S @ 2.500" Left, 7061 in Right</text:p>
          </table:table-cell>
          <table:table-cell table:style-name="Default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3">
          <table:table-cell table:style-name="ce22"/>
          <table:table-cell table:style-name="ce3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5"/>
          <table:table-cell table:style-name="ce15"/>
          <table:table-cell table:style-name="ce48" table:number-columns-repeated="55"/>
          <table:table-cell table:style-name="ce51" table:number-columns-repeated="960"/>
        </table:table-row>
        <table:table-row table:style-name="ro4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Left @ 2.250", 7051 in S <text:s/>Left @ 10.375"</text:p>
          </table:table-cell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09</text:p>
          </table:table-cell>
          <table:table-cell table:style-name="ce4" office:value-type="float" office:value="9230309" calcext:value-type="float">
            <text:p>9230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0</text:p>
          </table:table-cell>
          <table:table-cell table:style-name="ce4" office:value-type="float" office:value="9230310" calcext:value-type="float">
            <text:p>92303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 and Right, 7051 in S @ 0.500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2</text:p>
          </table:table-cell>
          <table:table-cell table:style-name="ce4" office:value-type="float" office:value="9230312" calcext:value-type="float">
            <text:p>9230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13</text:p>
          </table:table-cell>
          <table:table-cell table:style-name="ce2" office:value-type="float" office:value="9230313" calcext:value-type="float">
            <text:p>9230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10-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42 in C Left; 7042 in A Left; 7061 in Right, 7051 in A Right @ 0.5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4</text:p>
          </table:table-cell>
          <table:table-cell table:style-name="ce4" office:value-type="float" office:value="9230314" calcext:value-type="float">
            <text:p>9230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@ 0.5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5</text:p>
          </table:table-cell>
          <table:table-cell table:style-name="ce4" office:value-type="float" office:value="9230315" calcext:value-type="float">
            <text:p>92303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16</text:p>
          </table:table-cell>
          <table:table-cell table:style-name="ce4" office:value-type="float" office:value="9230316" calcext:value-type="float">
            <text:p>92303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20-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/>
          <table:table-cell table:style-name="ce19"/>
          <table:table-cell table:style-name="ce17" table:number-columns-repeated="2"/>
          <table:table-cell table:number-columns-repeated="1010"/>
        </table:table-row>
        <table:table-row table:style-name="ro2">
          <table:table-cell table:style-name="ce4" office:value-type="string" calcext:value-type="string">
            <text:p>E9230317</text:p>
          </table:table-cell>
          <table:table-cell table:style-name="ce4" office:value-type="float" office:value="9230317" calcext:value-type="float">
            <text:p>92303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7.000"; 7051 in S @ 8.0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18</text:p>
          </table:table-cell>
          <table:table-cell table:style-name="ce2" office:value-type="float" office:value="9230318" calcext:value-type="float">
            <text:p>92303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36 Left; 7036 Right, 7050 in U @ 1.000" (U Channel adjacent to taps)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3</text:p>
          </table:table-cell>
          <table:table-cell table:style-name="ce4" office:value-type="float" office:value="9230323" calcext:value-type="float">
            <text:p>923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1; 7050 in slot R at 2.0" from Left End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4</text:p>
          </table:table-cell>
          <table:table-cell table:style-name="ce4" office:value-type="float" office:value="9230323" calcext:value-type="float">
            <office:annotation draw:style-name="gr1" draw:text-style-name="P2" svg:width="1.1413in" svg:height="0.7083in" svg:x="3.4209in" svg:y="11.1772in" draw:caption-point-x="-0.2402in" draw:caption-point-y="0.5945in">
              <dc:creator>EJ</dc:creator>
              <dc:date>2020-07-24T00:00:00</dc:date>
              <text:p text:style-name="P1"><text:span text:style-name="T1">I think this is a </text:span><text:span text:style-name="T1">discrepancy and </text:span><text:span text:style-name="T1">should’ve been </text:span><text:span text:style-name="T1">0324</text:span></text:p>
            </office:annotation>
            <text:p>9230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1; 7050 in slot R at 5.0" from Left End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9230325</text:p>
          </table:table-cell>
          <table:table-cell table:style-name="ce4" office:value-type="float" office:value="9230325" calcext:value-type="float">
            <text:p>92303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; <text:s/>7051 in S @ 2.000"; 7051 in S @ 3.000"; 7051 in S @ 10.000" ; 7051 in S @ 11.000" from left, 7253 in S @ <text:s/>6.000"; 7253 in S @ <text:s/>7.000" from lef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253" calcext:value-type="float">
            <text:p>7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26</text:p>
          </table:table-cell>
          <table:table-cell table:style-name="ce2" office:value-type="float" office:value="9230326" calcext:value-type="float">
            <text:p>92303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Left; 7036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27</text:p>
          </table:table-cell>
          <table:table-cell table:style-name="ce2" office:value-type="float" office:value="9230327" calcext:value-type="float">
            <text:p>92303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10.000"; 7051 in S @ 11.000"; 7051 in S @ 12.0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E9230331</text:p>
          </table:table-cell>
          <table:table-cell table:style-name="ce4" office:value-type="float" office:value="9230331" calcext:value-type="float">
            <text:p>92303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2.000";7051 in S @ 3.000"; 7051 in S @ 4.0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E9230332</text:p>
          </table:table-cell>
          <table:table-cell table:style-name="ce4" office:value-type="float" office:value="9230332" calcext:value-type="float">
            <text:p>9230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S @ 2.500"; 7051 in R @ 9.500"; 7051 in R @ 10.500"; 7051 in R @ 11.500", 7051 in S @ 18.5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E9230333</text:p>
          </table:table-cell>
          <table:table-cell table:style-name="ce4" office:value-type="float" office:value="9230333" calcext:value-type="float">
            <text:p>92303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253 in S @ 5.500";7253 in S @ 6.500"; 7253 in S @7.500" from lef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34</text:p>
          </table:table-cell>
          <table:table-cell table:style-name="ce4" office:value-type="float" office:value="9230334" calcext:value-type="float">
            <text:p>92303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in Left; 7036 in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9230335</text:p>
          </table:table-cell>
          <table:table-cell table:style-name="ce4" office:value-type="float" office:value="9230335" calcext:value-type="float">
            <text:p>92303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<text:s/>in R Left @ 0.5"; 7051 <text:s/>in R Left @ 1.5";7051 <text:s/>in R Left @ 2.5";7051 <text:s/>in R Left @ 7.5"; 7051 <text:s/>in R Left @ 6.5"; 7051 <text:s/>in R Left @ 5.5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36</text:p>
          </table:table-cell>
          <table:table-cell table:style-name="ce4" office:value-type="float" office:value="9230336" calcext:value-type="float">
            <text:p>92303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20-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37</text:p>
          </table:table-cell>
          <table:table-cell table:style-name="ce2" office:value-type="float" office:value="9230337" calcext:value-type="float">
            <text:p>9230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36 in Left; 7086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38</text:p>
          </table:table-cell>
          <table:table-cell table:style-name="ce2" office:value-type="float" office:value="9230338" calcext:value-type="float">
            <text:p>92303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86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9230339</text:p>
          </table:table-cell>
          <table:table-cell table:style-name="ce2" office:value-type="float" office:value="9230339" calcext:value-type="float">
            <text:p>92303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51 in V Left @ 0.5"; 7051 <text:s/>in VV Left @ 0.5"; 7051 <text:s/>in U Left @ 0.5"; 7051 <text:s/>in V Right @ 0.5"; 7051 <text:s/>in VV Right @ 0.5"; 7051 <text:s/>in U Right @ 0.5";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340</text:p>
          </table:table-cell>
          <table:table-cell table:style-name="ce2" office:value-type="float" office:value="9230340" calcext:value-type="float">
            <text:p>923034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42 in E Left; 7042 in H Left; 7051 in T Right @ 0.5"; 7051 in T Right @ 1.5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341</text:p>
          </table:table-cell>
          <table:table-cell table:style-name="ce2" office:value-type="float" office:value="9230341" calcext:value-type="float">
            <text:p>923034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Left @ 2.250", 7051 in S <text:s/>Left @ 10.375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907</text:p>
          </table:table-cell>
          <table:table-cell table:style-name="ce2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7051 in S @ 4.25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E9230908</text:p>
          </table:table-cell>
          <table:table-cell table:style-name="ce2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, 7051 in S @ .500", 7051 in S @ 11.500"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E9230909</text:p>
          </table:table-cell>
          <table:table-cell table:style-name="ce2" office:value-type="float" office:value="9230909" calcext:value-type="float">
            <text:p>92309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2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2565</text:p>
          </table:table-cell>
          <table:table-cell table:style-name="ce4" office:value-type="float" office:value="9232565" calcext:value-type="float">
            <text:p>9232565</text:p>
          </table:table-cell>
          <table:table-cell office:value-type="string" calcext:value-type="string">
            <text:p>AF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2570</text:p>
          </table:table-cell>
          <table:table-cell table:style-name="ce4" office:value-type="float" office:value="9232570" calcext:value-type="float">
            <text:p>9232570</text:p>
          </table:table-cell>
          <table:table-cell office:value-type="string" calcext:value-type="string">
            <text:p>AG</text:p>
          </table:table-cell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6850</text:p>
          </table:table-cell>
          <table:table-cell table:style-name="ce4" office:value-type="float" office:value="9236850" calcext:value-type="float">
            <text:p>9236850</text:p>
          </table:table-cell>
          <table:table-cell office:value-type="string" calcext:value-type="string">
            <text:p>AH</text:p>
          </table:table-cell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E9230319</text:p>
          </table:table-cell>
          <table:table-cell table:style-name="ce4" office:value-type="string" calcext:value-type="string">
            <text:p>9230309F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1 in Left; 7061 in Right, one hole on each side, same channel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0</text:p>
          </table:table-cell>
          <table:table-cell table:style-name="ce4" office:value-type="string" calcext:value-type="string">
            <text:p>9230311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7066 @ 45 degrees in Left w/ 7083 Counterbore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6" calcext:value-type="float">
            <text:p>70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83" calcext:value-type="float">
            <text:p>70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1</text:p>
          </table:table-cell>
          <table:table-cell table:style-name="ce4" office:value-type="string" calcext:value-type="string">
            <text:p>9230311b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010-S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9230322</text:p>
          </table:table-cell>
          <table:table-cell table:style-name="ce4" office:value-type="string" calcext:value-type="string">
            <text:p>9230314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<text:s/>7042 in C Left; 7042 in A Left; 7061 in Right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" table:number-columns-repeated="2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19</text:p>
          </table:table-cell>
          <table:table-cell table:style-name="ce4" office:value-type="float" office:value="9234119" calcext:value-type="float">
            <text:p>9234119</text:p>
          </table:table-cell>
          <table:table-cell office:value-type="string" calcext:value-type="string">
            <text:p>AM</text:p>
          </table:table-cell>
          <table:table-cell office:value-type="float" office:value="4119" calcext:value-type="float">
            <text:p>41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2 Hole - Inside Corner Bracke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76</text:p>
          </table:table-cell>
          <table:table-cell table:style-name="ce4" office:value-type="float" office:value="9234176" calcext:value-type="float">
            <text:p>9234176</text:p>
          </table:table-cell>
          <table:table-cell office:value-type="string" calcext:value-type="string">
            <text:p>AN</text:p>
          </table:table-cell>
          <table:table-cell office:value-type="float" office:value="4176" calcext:value-type="float">
            <text:p>4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3 Hole - Inside Corner Bracket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4136</text:p>
          </table:table-cell>
          <table:table-cell table:style-name="ce4" office:value-type="float" office:value="9234136" calcext:value-type="float">
            <text:p>9234136</text:p>
          </table:table-cell>
          <table:table-cell office:value-type="string" calcext:value-type="string">
            <text:p>AO</text:p>
          </table:table-cell>
          <table:table-cell office:value-type="float" office:value="4136" calcext:value-type="float">
            <text:p>4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4 Hole - Tall Gusseted Inside Corner Bracke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015</text:p>
          </table:table-cell>
          <table:table-cell table:style-name="ce4" office:value-type="float" office:value="9234015" calcext:value-type="float">
            <text:p>9234015</text:p>
          </table:table-cell>
          <table:table-cell office:value-type="string" calcext:value-type="string">
            <text:p>AP</text:p>
          </table:table-cell>
          <table:table-cell office:value-type="float" office:value="4015" calcext:value-type="float">
            <text:p>40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6 Hole - Wide 3x3 Inside Corner Bracke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66</text:p>
          </table:table-cell>
          <table:table-cell table:style-name="ce4" office:value-type="float" office:value="9234166" calcext:value-type="float">
            <text:p>9234166</text:p>
          </table:table-cell>
          <table:table-cell office:value-type="string" calcext:value-type="string">
            <text:p>AQ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6 Hole - Rectangular Flat Pl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18</text:p>
          </table:table-cell>
          <table:table-cell table:style-name="ce4" office:value-type="float" office:value="9234118" calcext:value-type="float">
            <text:p>9234118</text:p>
          </table:table-cell>
          <table:table-cell office:value-type="string" calcext:value-type="string">
            <text:p>AR</text:p>
          </table:table-cell>
          <table:table-cell office:value-type="float" office:value="4118" calcext:value-type="float">
            <text:p>4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3 Hole - Straight Flat Plat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4107</text:p>
          </table:table-cell>
          <table:table-cell table:style-name="ce4" office:value-type="float" office:value="9234107" calcext:value-type="float">
            <text:p>9234107</text:p>
          </table:table-cell>
          <table:table-cell office:value-type="string" calcext:value-type="string">
            <text:p>AS</text:p>
          </table:table-cell>
          <table:table-cell office:value-type="float" office:value="4107" calcext:value-type="float">
            <text:p>4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2 Hole - Straight Flat Plate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F9233393</text:p>
          </table:table-cell>
          <table:table-cell table:style-name="ce4" office:value-type="float" office:value="9233393" calcext:value-type="float">
            <text:p>9233393</text:p>
          </table:table-cell>
          <table:table-cell/>
          <table:table-cell office:value-type="float" office:value="3393" calcext:value-type="float">
            <text:p>33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500" Black BHSCS and Slide-In Economy T-Nut - Centered Thread - Black Zinc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81</text:p>
          </table:table-cell>
          <table:table-cell table:style-name="ce4" office:value-type="float" office:value="9233381" calcext:value-type="float">
            <text:p>9233381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Standard End Fastener, 1/4-2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95</text:p>
          </table:table-cell>
          <table:table-cell table:style-name="ce4" office:value-type="float" office:value="9233395" calcext:value-type="float">
            <text:p>9233395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eries 10-32 Standard Anchor Fastener Assembly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4503</text:p>
          </table:table-cell>
          <table:table-cell table:style-name="ce4" office:value-type="float" office:value="9234503" calcext:value-type="float">
            <text:p>9234503</text:p>
          </table:table-cell>
          <table:table-cell office:value-type="string" calcext:value-type="string">
            <text:p>AT</text:p>
          </table:table-cell>
          <table:table-cell office:value-type="float" office:value="4503" calcext:value-type="float">
            <text:p>45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to 15 Series 2 Hole - Transition Inside Corner Bracke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F9233321</text:p>
          </table:table-cell>
          <table:table-cell table:style-name="ce4" office:value-type="float" office:value="9233321" calcext:value-type="float">
            <text:p>9233321</text:p>
          </table:table-cell>
          <table:table-cell/>
          <table:table-cell office:value-type="float" office:value="3321" calcext:value-type="float">
            <text:p>3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500" Black FBHSCS and Slide-In Economy T-Nut - Centered Thread - Black Zinc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F9233305</text:p>
          </table:table-cell>
          <table:table-cell table:style-name="ce4" office:value-type="float" office:value="9233305" calcext:value-type="float">
            <text:p>9233305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875" Black SHCS and Slide-In Economy T-Nut - Centered Thread - Black Zinc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F9233307</text:p>
          </table:table-cell>
          <table:table-cell table:style-name="ce4" office:value-type="float" office:value="9233307" calcext:value-type="float">
            <text:p>9233307</text:p>
          </table:table-cell>
          <table:table-cell/>
          <table:table-cell office:value-type="float" office:value="3307" calcext:value-type="float">
            <text:p>33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1.250" Black SHCS and Slide-In Economy T-Nut - Centered Thread - Black Zinc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3065</text:p>
          </table:table-cell>
          <table:table-cell table:style-name="ce4" office:value-type="float" office:value="9233065" calcext:value-type="float">
            <text:p>9233065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.750" Button Head Socket Cap Screw (BHSCS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080</text:p>
          </table:table-cell>
          <table:table-cell table:style-name="ce4" office:value-type="float" office:value="9233080" calcext:value-type="float">
            <text:p>9233080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1.500" Socket Head Cap Screw (SHCS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258</text:p>
          </table:table-cell>
          <table:table-cell table:style-name="ce4" office:value-type="float" office:value="9233258" calcext:value-type="float">
            <text:p>9233258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.286" ID Washer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376</text:p>
          </table:table-cell>
          <table:table-cell table:style-name="ce4" office:value-type="float" office:value="9233376" calcext:value-type="float">
            <text:p>9233376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Roll-In T-Nut with Flex Handl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3416</text:p>
          </table:table-cell>
          <table:table-cell table:style-name="ce4" office:value-type="float" office:value="9233416" calcext:value-type="float">
            <text:p>9233416</text:p>
          </table:table-cell>
          <table:table-cell/>
          <table:table-cell office:value-type="float" office:value="3059" calcext:value-type="float">
            <text:p>30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x .375" Button Head Socket Cap Screw (BHSCS)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9233416</text:p>
          </table:table-cell>
          <table:table-cell table:style-name="ce4" office:value-type="float" office:value="9233416" calcext:value-type="float">
            <text:p>9233416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/4-20 Slide-in Economy T-Nut - Centered Thread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F9233822</text:p>
          </table:table-cell>
          <table:table-cell table:style-name="ce4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625" Black SHCS with Washer and Slide-In Economy T-Nut - Centered Thread - Black Zinc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F9233822</text:p>
          </table:table-cell>
          <table:table-cell table:style-name="ce4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Bolt Assembly: 1/4-20 x .625" Black SHCS with Washer and Slide-In Economy T-Nut - Centered Thread - Black Zinc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6416</text:p>
          </table:table-cell>
          <table:table-cell table:style-name="ce4" office:value-type="float" office:value="9236416" calcext:value-type="float">
            <text:p>9236416</text:p>
          </table:table-cell>
          <table:table-cell office:value-type="string" calcext:value-type="string">
            <text:p>AU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10 S 4" SINGLE FLANGE BEARINGBRAKE KIT READY <text:s text:c="14"/>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F9236540</text:p>
          </table:table-cell>
          <table:table-cell table:style-name="ce4" office:value-type="float" office:value="9236540" calcext:value-type="float">
            <text:p>9236540</text:p>
          </table:table-cell>
          <table:table-cell/>
          <table:table-cell table:style-name="ce12" office:value-type="string" calcext:value-type="string">
            <text:p>11-65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M6 X 40mm SHCS [BLACK] <text:s text:c="29"/>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 table:number-rows-repeated="152">
          <table:table-cell/>
          <table:table-cell table:style-name="ce3"/>
          <table:table-cell table:number-columns-repeated="1022"/>
        </table:table-row>
        <table:table-row table:style-name="ro3" table:number-rows-repeated="10482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ttom Mount Pedal Frame" table:style-name="ta2">
        <office:forms form:automatic-focus="false" form:apply-design-mode="false"/>
        <table:table-column table:style-name="co8" table:number-columns-repeated="7" table:default-cell-style-name="ce5"/>
        <table:table-column table:style-name="co9" table:default-cell-style-name="ce5"/>
        <table:table-column table:style-name="co8" table:number-columns-repeated="55" table:default-cell-style-name="ce5"/>
        <table:table-column table:style-name="co8" table:default-cell-style-name="Default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2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2">Note:all extrusion dimensions start at the left end</text:span></text:p>
          </table:table-cell>
          <table:table-cell table:style-name="Default"/>
          <table:table-cell table:number-columns-repeated="55"/>
        </table:table-row>
        <table:table-row table:style-name="ro6">
          <table:table-cell table:style-name="ce2" office:value-type="string" calcext:value-type="string">
            <text:p>E9230906</text:p>
          </table:table-cell>
          <table:table-cell table:style-name="ce2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; 7061 in Right, 7051 in S Left @ 2.250", 7051 in S <text:s/>Left @ 10.375"</text:p>
          </table:table-cell>
          <table:table-cell table:style-name="Default"/>
          <table:table-cell table:number-columns-repeated="55"/>
        </table:table-row>
        <table:table-row table:style-name="ro7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4" office:value-type="string" calcext:value-type="string">
            <text:p>F9233381</text:p>
          </table:table-cell>
          <table:table-cell table:style-name="ce4" office:value-type="float" office:value="9233381" calcext:value-type="float">
            <text:p>9233381</text:p>
          </table:table-cell>
          <table:table-cell/>
          <table:table-cell table:style-name="ce11" office:value-type="float" office:value="3381" calcext:value-type="float">
            <text:p>338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string" calcext:value-type="string">
            <text:p>Standard End Fastener, 1/4-20</text:p>
          </table:table-cell>
          <table:table-cell table:number-columns-repeated="55"/>
          <table:table-cell table:style-name="ce5"/>
        </table:table-row>
        <table:table-row table:style-name="ro3">
          <table:table-cell table:style-name="ce2" office:value-type="string" calcext:value-type="string">
            <text:p>E9230907</text:p>
          </table:table-cell>
          <table:table-cell table:style-name="ce2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; 7061 in Right, 7051 in S @ 4.250"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2" office:value-type="string" calcext:value-type="string">
            <text:p>E9230908</text:p>
          </table:table-cell>
          <table:table-cell table:style-name="ce2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, 7051 in S @ .500", 7051 in S @ 11.500"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float" office:value="1" calcext:value-type="float">
            <text:p>1</text:p>
          </table:table-cell>
          <table:table-cell table:style-name="Default"/>
          <table:table-cell table:number-columns-repeated="55"/>
        </table:table-row>
        <table:table-row table:style-name="ro3">
          <table:table-cell table:style-name="Default" table:number-columns-repeated="9"/>
          <table:table-cell table:number-columns-repeated="55"/>
        </table:table-row>
        <table:table-row table:style-name="ro3" table:number-rows-repeated="20">
          <table:table-cell table:number-columns-repeated="64"/>
        </table:table-row>
        <table:table-row table:style-name="ro3" table:number-rows-repeated="13">
          <table:table-cell table:style-name="Default" table:number-columns-repeated="8"/>
          <table:table-cell table:number-columns-repeated="56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ottom Cockpit" table:style-name="ta2">
        <office:forms form:automatic-focus="false" form:apply-design-mode="false"/>
        <table:table-column table:style-name="co8" table:number-columns-repeated="7" table:default-cell-style-name="ce5"/>
        <table:table-column table:style-name="co9" table:default-cell-style-name="ce5"/>
        <table:table-column table:style-name="co8" table:number-columns-repeated="2" table:default-cell-style-name="ce5"/>
        <table:table-column table:style-name="co8" table:number-columns-repeated="53" table:default-cell-style-name="Default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2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2">Note:all extrusion dimensions start at the left end</text:span></text:p>
          </table:table-cell>
          <table:table-cell table:style-name="Default"/>
          <table:table-cell/>
          <table:table-cell table:style-name="ce5" table:number-columns-repeated="53"/>
        </table:table-row>
        <table:table-row table:style-name="ro2">
          <table:table-cell table:style-name="ce2" office:value-type="string" calcext:value-type="string">
            <text:p>E9230301</text:p>
          </table:table-cell>
          <table:table-cell table:style-name="ce2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<text:s/>7036 Left; 7036 Right</text:p>
          </table:table-cell>
          <table:table-cell table:number-columns-repeated="55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number-columns-repeated="56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number-columns-repeated="56"/>
        </table:table-row>
        <table:table-row table:style-name="ro4">
          <table:table-cell table:style-name="ce4" office:value-type="string" calcext:value-type="string">
            <text:p>E9230303</text:p>
          </table:table-cell>
          <table:table-cell table:style-name="ce4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51 in S @ .500" Left; 7051 in S @ 1.500" Left; 7051 in S @ 2.500" Left, 7061 in Right</text:p>
          </table:table-cell>
          <table:table-cell table:number-columns-repeated="55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22"/>
          <table:table-cell table:style-name="ce3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4" office:value-type="string" calcext:value-type="string">
            <text:p>F9234119</text:p>
          </table:table-cell>
          <table:table-cell table:style-name="ce4" office:value-type="float" office:value="9234119" calcext:value-type="float">
            <text:p>9234119</text:p>
          </table:table-cell>
          <table:table-cell office:value-type="string" calcext:value-type="string">
            <text:p>AM</text:p>
          </table:table-cell>
          <table:table-cell table:style-name="ce11" office:value-type="float" office:value="4119" calcext:value-type="float">
            <text:p>411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string" calcext:value-type="string">
            <text:p>10 Series 2 Hole - Inside Corner Bracket</text:p>
          </table:table-cell>
          <table:table-cell table:style-name="Default" table:number-columns-repeated="2"/>
          <table:table-cell table:number-columns-repeated="53"/>
        </table:table-row>
        <table:table-row table:style-name="ro4">
          <table:table-cell table:style-name="ce4" office:value-type="string" calcext:value-type="string">
            <text:p>F9234015</text:p>
          </table:table-cell>
          <table:table-cell table:style-name="ce4" office:value-type="float" office:value="9234015" calcext:value-type="float">
            <text:p>9234015</text:p>
          </table:table-cell>
          <table:table-cell office:value-type="string" calcext:value-type="string">
            <text:p>AP</text:p>
          </table:table-cell>
          <table:table-cell table:style-name="ce11" office:value-type="float" office:value="4015" calcext:value-type="float">
            <text:p>4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 office:value-type="string" calcext:value-type="string">
            <text:p>10 Series 6 Hole - Wide 3x3 Inside Corner Bracket</text:p>
          </table:table-cell>
          <table:table-cell table:style-name="Default" table:number-columns-repeated="2"/>
          <table:table-cell table:number-columns-repeated="53"/>
        </table:table-row>
        <table:table-row table:style-name="ro2">
          <table:table-cell table:style-name="ce4" office:value-type="string" calcext:value-type="string">
            <text:p>E9230309</text:p>
          </table:table-cell>
          <table:table-cell table:style-name="ce4" office:value-type="float" office:value="9230309" calcext:value-type="float">
            <text:p>9230309</text:p>
          </table:table-cell>
          <table:table-cell office:value-type="string" calcext:value-type="string">
            <text:p>C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; 7061 in Right</text:p>
          </table:table-cell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4">
          <table:table-cell table:style-name="ce4" office:value-type="string" calcext:value-type="string">
            <text:p>E9230319</text:p>
          </table:table-cell>
          <table:table-cell table:style-name="ce4" office:value-type="string" calcext:value-type="string">
            <text:p>9230309F</text:p>
          </table:table-cell>
          <table:table-cell office:value-type="string" calcext:value-type="string">
            <text:p>AI</text:p>
          </table:table-cell>
          <table:table-cell table:style-name="ce11"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office:annotation draw:style-name="gr1" draw:text-style-name="P2" svg:width="1.1413in" svg:height="1.3012in" svg:x="11.3894in" svg:y="3.1571in" draw:caption-point-x="-0.2402in" draw:caption-point-y="0.5945in">
              <dc:creator>EJ</dc:creator>
              <dc:date>2020-08-07T00:00:00</dc:date>
              <text:p text:style-name="P1">It doesn’t look like 7061 is available for 1030-S. The only end taps are 7036 which is three holes tapped.</text:p>
            </office:annotation>
            <text:p>7061 in Left; 7061 in Right, one hole on each side, same channel</text:p>
          </table:table-cell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4" office:value-type="string" calcext:value-type="string">
            <text:p>E9232565</text:p>
          </table:table-cell>
          <table:table-cell table:style-name="ce4" office:value-type="float" office:value="9232565" calcext:value-type="float">
            <text:p>9232565</text:p>
          </table:table-cell>
          <table:table-cell office:value-type="string" calcext:value-type="string">
            <text:p>AF</text:p>
          </table:table-cell>
          <table:table-cell table:style-name="ce11" office:value-type="float" office:value="2565" calcext:value-type="float">
            <text:p>256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number-columns-repeated="55"/>
        </table:table-row>
        <table:table-row table:style-name="ro3" table:number-rows-repeated="1048558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Rear Cockpit" table:style-name="ta2">
        <office:forms form:automatic-focus="false" form:apply-design-mode="false"/>
        <table:table-column table:style-name="co8" table:number-columns-repeated="7" table:default-cell-style-name="ce5"/>
        <table:table-column table:style-name="co9" table:default-cell-style-name="ce5"/>
        <table:table-column table:style-name="co8" table:number-columns-repeated="2" table:default-cell-style-name="ce5"/>
        <table:table-column table:style-name="co8" table:number-columns-repeated="53" table:default-cell-style-name="Default"/>
        <table:table-row table:style-name="ro1">
          <table:table-cell table:style-name="ce1" office:value-type="string" calcext:value-type="string">
            <text:p>Open</text:p>
            <text:p>Sim</text:p>
            <text:p>Craft</text:p>
            <text:p>Part #</text:p>
          </table:table-cell>
          <table:table-cell table:style-name="ce6" office:value-type="string" calcext:value-type="string">
            <text:p>DIYSim</text:p>
            <text:p>Part #</text:p>
          </table:table-cell>
          <table:table-cell table:style-name="ce8" office:value-type="string" calcext:value-type="string">
            <text:p>Tag</text:p>
          </table:table-cell>
          <table:table-cell table:style-name="ce10" office:value-type="string" calcext:value-type="string">
            <text:p>Part #</text:p>
          </table:table-cell>
          <table:table-cell table:style-name="ce8" office:value-type="string" calcext:value-type="string">
            <text:p>Qty</text:p>
          </table:table-cell>
          <table:table-cell table:style-name="ce13" office:value-type="string" calcext:value-type="string">
            <text:p>Length Each</text:p>
            <text:p><text:span text:style-name="T2">(or area)</text:span></text:p>
          </table:table-cell>
          <table:table-cell table:style-name="ce14" office:value-type="string" calcext:value-type="string">
            <text:p>Units</text:p>
          </table:table-cell>
          <table:table-cell table:style-name="ce13" office:value-type="string" calcext:value-type="string">
            <text:p>80/20 Description</text:p>
            <text:p><text:span text:style-name="T2">Note:all extrusion dimensions start at the left end</text:span></text:p>
          </table:table-cell>
          <table:table-cell table:style-name="Default"/>
          <table:table-cell/>
          <table:table-cell table:style-name="ce5" table:number-columns-repeated="53"/>
        </table:table-row>
        <table:table-row table:style-name="ro5">
          <table:table-cell table:style-name="ce4" office:value-type="string" calcext:value-type="string">
            <text:p>E9230332</text:p>
          </table:table-cell>
          <table:table-cell table:style-name="ce4" office:value-type="float" office:value="9230332" calcext:value-type="float">
            <text:p>9230332</text:p>
          </table:table-cell>
          <table:table-cell office:value-type="string" calcext:value-type="string">
            <text:p>R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51 in S @ 2.500"; 7051 in R @ 9.500"; 7051 in R @ 10.500"; 7051 in R @ 11.500", 7051 in S @ 18.500"</text:p>
          </table:table-cell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number-columns-repeated="55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number-columns-repeated="55"/>
        </table:table-row>
        <table:table-row table:style-name="ro3">
          <table:table-cell table:style-name="ce4" office:value-type="string" calcext:value-type="string">
            <text:p>E9232570</text:p>
          </table:table-cell>
          <table:table-cell table:style-name="ce4" office:value-type="float" office:value="9232570" calcext:value-type="float">
            <text:p>9232570</text:p>
          </table:table-cell>
          <table:table-cell office:value-type="string" calcext:value-type="string">
            <text:p>AG</text:p>
          </table:table-cell>
          <table:table-cell table:style-name="ce11" office:value-type="float" office:value="2570" calcext:value-type="float">
            <text:p>25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number-columns-repeated="55"/>
        </table:table-row>
        <table:table-row table:style-name="ro2">
          <table:table-cell table:style-name="ce4" office:value-type="string" calcext:value-type="string">
            <text:p>E9230310</text:p>
          </table:table-cell>
          <table:table-cell table:style-name="ce4" office:value-type="float" office:value="9230310" calcext:value-type="float">
            <text:p>9230310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IN</text:p>
          </table:table-cell>
          <table:table-cell table:style-name="ce15" office:value-type="string" calcext:value-type="string">
            <text:p>7061 in Left and Right, 7051 in S @ 0.500</text:p>
          </table:table-cell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3" table:number-columns-repeated="2"/>
          <table:table-cell/>
          <table:table-cell table:style-name="ce11"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 table:number-rows-repeated="2">
          <table:table-cell table:style-name="ce4" table:number-columns-repeated="2"/>
          <table:table-cell/>
          <table:table-cell table:style-name="ce11"/>
          <table:table-cell table:number-columns-repeated="3"/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 table:number-rows-repeated="2">
          <table:table-cell table:style-name="ce3" table:number-columns-repeated="2"/>
          <table:table-cell/>
          <table:table-cell table:style-name="ce11"/>
          <table:table-cell table:number-columns-repeated="3"/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4" table:number-columns-repeated="2"/>
          <table:table-cell/>
          <table:table-cell table:style-name="ce11"/>
          <table:table-cell table:number-columns-repeated="3"/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 table:number-rows-repeated="2">
          <table:table-cell table:style-name="ce3" table:number-columns-repeated="2"/>
          <table:table-cell/>
          <table:table-cell table:style-name="ce11"/>
          <table:table-cell table:number-columns-repeated="3"/>
          <table:table-cell table:style-name="ce15"/>
          <table:table-cell table:style-name="Default" table:number-columns-repeated="2"/>
          <table:table-cell table:number-columns-repeated="53"/>
        </table:table-row>
        <table:table-row table:style-name="ro3">
          <table:table-cell table:style-name="ce4" table:number-columns-repeated="2"/>
          <table:table-cell/>
          <table:table-cell table:style-name="ce11"/>
          <table:table-cell table:number-columns-repeated="3"/>
          <table:table-cell table:style-name="ce15"/>
          <table:table-cell table:number-columns-repeated="55"/>
        </table:table-row>
        <table:table-row table:style-name="ro3" table:number-rows-repeated="1048558">
          <table:table-cell table:number-columns-repeated="63"/>
        </table:table-row>
        <table:table-row table:style-name="ro3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moder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20:31:43.422814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BOM" style:display-name="PageStyle_Export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t Martin</meta:initial-creator>
    <meta:creation-date>2015-03-09T21:01:21</meta:creation-date>
    <dc:date>2020-08-07T21:31:31.672698014</dc:date>
    <meta:generator>LibreOffice/6.3.6.2$Linux_X86_64 LibreOffice_project/30$Build-2</meta:generator>
    <meta:editing-duration>P3DT15H37M15S</meta:editing-duration>
    <meta:editing-cycles>16</meta:editing-cycles>
    <dc:creator>Erik Jacobs</dc:creator>
    <meta:document-statistic meta:table-count="4" meta:cell-count="10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